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middle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8.41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24pt" style:use-optimal-row-height="false" fo:break-before="auto"/>
    </style:style>
    <style:style style:name="ro2" style:family="table-row">
      <style:table-row-properties style:row-height="26.25pt" style:use-optimal-row-height="false" fo:break-before="auto"/>
    </style:style>
    <style:style style:name="ro3" style:family="table-row">
      <style:table-row-properties style:row-height="25.5pt" style:use-optimal-row-height="false" fo:break-before="auto"/>
    </style:style>
    <style:style style:name="ro4" style:family="table-row">
      <style:table-row-properties style:row-height="27.75pt" style:use-optimal-row-height="fals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27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3">
            <text:p>Tâche</text:p>
          </table:table-cell>
          <table:table-cell office:value-type="string" table:style-name="ce2">
            <text:p>Alya<text:s/></text:p>
          </table:table-cell>
          <table:table-cell office:value-type="string" table:style-name="ce2">
            <text:p>Lucas<text:s/></text:p>
          </table:table-cell>
          <table:table-cell office:value-type="string" table:style-name="ce2">
            <text:p>Alvin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Codage Front Bootstrap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Codage Lien BD</text:p>
          </table:table-cell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80"/>
        </table:table-row>
        <table:table-row table:style-name="ro3">
          <table:table-cell office:value-type="string" table:style-name="ce3">
            <text:p>Code "Back" système abonné/admin<text:s/>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Mise en place système statistique base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table:number-columns-repeated="16380"/>
        </table:table-row>
        <table:table-row table:style-name="ro5">
          <table:table-cell office:value-type="string" table:style-name="ce3">
            <text:p>Système statistique prévisionne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table:number-columns-repeated="16380"/>
        </table:table-row>
        <table:table-row table:style-name="ro6">
          <table:table-cell office:value-type="string" table:style-name="ce3">
            <text:p>Codage de fonctions complémentaires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80"/>
        </table:table-row>
        <table:table-row table:number-rows-repeated="1048569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alvin vedel</meta:initial-creator>
    <dc:creator>alvin vedel</dc:creator>
    <meta:creation-date>2022-11-16T13:32:36Z</meta:creation-date>
    <dc:date>2022-11-16T13:42:20Z</dc:date>
  </office:meta>
</office:document-meta>
</file>